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bfb" officeooo:paragraph-rsid="001d4bfb"/>
    </style:style>
    <style:style style:name="P2" style:family="paragraph" style:parent-style-name="Standard">
      <style:text-properties officeooo:rsid="001d4bfb" officeooo:paragraph-rsid="0028e16e"/>
    </style:style>
    <style:style style:name="P3" style:family="paragraph" style:parent-style-name="Standard">
      <style:text-properties officeooo:rsid="001ecaf0" officeooo:paragraph-rsid="00253caa"/>
    </style:style>
    <style:style style:name="P4" style:family="paragraph" style:parent-style-name="Standard">
      <style:text-properties officeooo:rsid="001ecaf0" officeooo:paragraph-rsid="0026f909"/>
    </style:style>
    <style:style style:name="P5" style:family="paragraph" style:parent-style-name="Standard">
      <style:text-properties officeooo:paragraph-rsid="001d4bfb"/>
    </style:style>
    <style:style style:name="P6" style:family="paragraph" style:parent-style-name="Standard">
      <style:text-properties officeooo:paragraph-rsid="00253caa"/>
    </style:style>
    <style:style style:name="P7" style:family="paragraph" style:parent-style-name="Standard">
      <style:text-properties officeooo:paragraph-rsid="0026f909"/>
    </style:style>
    <style:style style:name="T1" style:family="text">
      <style:text-properties officeooo:rsid="001c3d24"/>
    </style:style>
    <style:style style:name="T2" style:family="text">
      <style:text-properties officeooo:rsid="001d4bfb"/>
    </style:style>
    <style:style style:name="T3" style:family="text">
      <style:text-properties officeooo:rsid="001ecaf0"/>
    </style:style>
    <style:style style:name="T4" style:family="text">
      <style:text-properties officeooo:rsid="00219321"/>
    </style:style>
    <style:style style:name="T5" style:family="text">
      <style:text-properties officeooo:rsid="00234542"/>
    </style:style>
    <style:style style:name="T6" style:family="text">
      <style:text-properties officeooo:rsid="0023d440"/>
    </style:style>
    <style:style style:name="T7" style:family="text">
      <style:text-properties officeooo:rsid="00253caa"/>
    </style:style>
    <style:style style:name="T8" style:family="text">
      <style:text-properties fo:font-weight="bold" officeooo:rsid="00253caa" style:font-weight-asian="bold" style:font-weight-complex="bold"/>
    </style:style>
    <style:style style:name="T9" style:family="text">
      <style:text-properties fo:font-weight="bold" officeooo:rsid="001c3d2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Оппл с фингалом в глазу*</text:p>
      <text:p text:style-name="P5"><text:span text:style-name="T9">Wishy sky</text:span><text:span text:style-name="T1">: </text:span>Took a nap on the cobblestones, did we?</text:p>
      <text:p text:style-name="P5"><text:span text:style-name="T8">Opple</text:span><text:span text:style-name="T2">: </text:span>I know this is deeply personal, but...</text:p>
      <text:p text:style-name="P2">^камера на край накидки <text:span text:style-name="T9">Wishy sky</text:span>, где виднеется вызженность на месте кьютимарки^</text:p>
      <text:p text:style-name="P6"><text:span text:style-name="T8">Opple</text:span><text:span text:style-name="T2">: </text:span>I don't understand how pegasi society works. I asked a pegasus I was getting along with -what does a burned cutie mark mean among pegasi? Instead of an answer, or even silence, I got this. I'm not angry at him. Apparently it's some kind of sacred thing among pegasi, and I had no right to ask - especially not from someone I don't have a close bond with.</text:p>
      <text:p text:style-name="P6"><text:span text:style-name="T8">Opple</text:span><text:span text:style-name="T3">: </text:span>It's just... last time I asked you about it, you went quiet and avoided the subject.</text:p>
      <text:p text:style-name="P4"><text:span text:style-name="T9">Wishy sky</text:span>: …</text:p>
      <text:p text:style-name="P3"><text:span text:style-name="T8">Opple</text:span>: …</text:p>
      <text:p text:style-name="P6"><text:span text:style-name="T8">Opple</text:span><text:span text:style-name="T3">: </text:span>I'm sorry. I won't bring it up again.<text:span text:style-name="T3"><text:line-break/>^Оппл начал разворачиваться и уходить^</text:span></text:p>
      <text:p text:style-name="P7"><text:span text:style-name="T9">Wishy sky</text:span><text:span text:style-name="T3">: </text:span>Ponies like me... pegasi call us <text:span text:style-name="T7">exiles</text:span>.</text:p>
      <text:p text:style-name="P7"><text:span text:style-name="T9">Wishy sky</text:span><text:span text:style-name="T3">: </text:span>And there are those they turn into "rainbow fertilizer."</text:p>
      <text:p text:style-name="P7"><text:span text:style-name="T9">Wishy sky</text:span><text:span text:style-name="T3">: </text:span>Never ask pegasi - or anypony - about <text:span text:style-name="T7">exiles</text:span>. And especially never ask about rainbow fertiliz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6-02-16T21:39:57.545009310</dc:date>
    <meta:editing-duration>PT59M43S</meta:editing-duration>
    <meta:editing-cycles>18</meta:editing-cycles>
    <meta:document-statistic meta:table-count="0" meta:image-count="0" meta:object-count="0" meta:page-count="1" meta:paragraph-count="12" meta:word-count="178" meta:character-count="981" meta:non-whitespace-character-count="815"/>
  </office:meta>
</office:document-meta>
</file>